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style:writing-mode="lr-tb"/>
    </style:style>
    <style:style style:name="P3" style:family="paragraph">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draw:text-box>
            <text:p>Android Native Build System</text:p>
            <text:p>Mark Veltzer</text:p>
            <text:p><text:span text:style-name="T1">veltzer@gnu.org</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user-transformed="true">
          <draw:text-box>
            <text:p>Basics</text:p>
          </draw:text-box>
        </draw:frame>
        <draw:frame presentation:style-name="pr4" draw:layer="layout" svg:width="25.199cm" svg:height="12.179cm" svg:x="1.4cm" svg:y="4.914cm" presentation:class="outline">
          <draw:text-box>
            <text:list text:style-name="L3">
              <text:list-item>
                <text:p>Android components are built using GNU make</text:p>
              </text:list-item>
              <text:list-item>
                <text:p>This means that if you want to add components to an android system and have them build the “android” way you must learn this GNU make first and then Android conventions.</text:p>
              </text:list-item>
              <text:list-item>
                <text:p>You can, of course, add components in any other way you see fit. This would be non idiomatic but would work.</text:p>
              </text:list-item>
              <text:list-item>
                <text:p>This presentation is about the idiomatic way.</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Basic support</text:p>
          </draw:text-box>
        </draw:frame>
        <draw:frame presentation:style-name="pr4" draw:layer="layout" svg:width="25.199cm" svg:height="12.179cm" svg:x="1.4cm" svg:y="4.914cm" presentation:class="outline" presentation:user-transformed="true">
          <draw:text-box>
            <text:list text:style-name="L3">
              <text:list-item>
                <text:p>The basic Android tools will lend you a hand for building native and Java applications or libraries rather easily.</text:p>
              </text:list-item>
              <text:list-item>
                <text:p>Anything beyond that and you are on your own.</text:p>
              </text:list-item>
              <text:list-item>
                <text:p>The system is built out of components:</text:p>
                <text:list>
                  <text:list-item>
                    <text:p text:style-name="P2">Android.mk (you need to write this)</text:p>
                  </text:list-item>
                  <text:list-item>
                    <text:p text:style-name="P2">Application.mk (you need to write this)</text:p>
                  </text:list-item>
                  <text:list-item>
                    <text:p text:style-name="P2">ndk-build script (you just use thi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Android.mk</text:p>
          </draw:text-box>
        </draw:frame>
        <draw:frame presentation:style-name="pr4" draw:layer="layout" svg:width="25.199cm" svg:height="12.179cm" svg:x="1.4cm" svg:y="4.914cm" presentation:class="outline">
          <draw:text-box>
            <text:list text:style-name="L3">
              <text:list-item>
                <text:p>Is the main file.</text:p>
              </text:list-item>
              <text:list-item>
                <text:p>You can and should use various predefined macros prepared for you.</text:p>
              </text:list-item>
              <text:list-item>
                <text:p>They will make your life much easier.</text:p>
              </text:list-item>
              <text:list-item>
                <text:p><text: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References</text:p>
          </draw:text-box>
        </draw:frame>
        <draw:frame presentation:style-name="pr4" draw:text-style-name="P3" draw:layer="layout" svg:width="25.199cm" svg:height="12.179cm" svg:x="1.4cm" svg:y="4.914cm" presentation:class="outline">
          <draw:text-box>
            <text:list text:style-name="L3">
              <text:list-item>
                <text:p text:style-name="P3"><text:span text:style-name="T1">http://developer.android.com/ndk/guides/android_mk.html</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0T06:18:50.206980939</meta:creation-date>
    <meta:editing-duration>PT25M20S</meta:editing-duration>
    <meta:editing-cycles>2</meta:editing-cycles>
    <dc:date>2016-04-20T06:59:20.769823431</dc:date>
    <meta:document-statistic meta:object-count="40"/>
    <meta:generator>LibreOffice/5.0.5.2$Linux_X86_64 LibreOffice_project/00m0$Build-2</meta:generator>
  </office:meta>
</office:document-meta>
</file>